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1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8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10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5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9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1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4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4508" calcext:value-type="float">
            <text:p>11.6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0010322581" calcext:value-type="float">
            <text:p>11.5120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064675" calcext:value-type="float">
            <text:p>11.270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1936" calcext:value-type="float">
            <text:p>11.1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26" calcext:value-type="float">
            <text:p>11.2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55912727273" calcext:value-type="float">
            <text:p>11.41559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44075" calcext:value-type="float">
            <text:p>11.527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81545806452" calcext:value-type="float">
            <text:p>11.708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3024" calcext:value-type="float">
            <text:p>11.8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14675" calcext:value-type="float">
            <text:p>12.2231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556" calcext:value-type="float">
            <text:p>12.19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5196" calcext:value-type="float">
            <text:p>11.8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48173793103" calcext:value-type="float">
            <text:p>11.58481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7602580645" calcext:value-type="float">
            <text:p>11.625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4669714286" calcext:value-type="float">
            <text:p>11.715466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4895483871" calcext:value-type="float">
            <text:p>11.647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319" calcext:value-type="float">
            <text:p>11.696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57140645161" calcext:value-type="float">
            <text:p>11.5757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816516129" calcext:value-type="float">
            <text:p>11.903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1896" calcext:value-type="float">
            <text:p>12.13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13698064516" calcext:value-type="float">
            <text:p>12.041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024" calcext:value-type="float">
            <text:p>11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3685" calcext:value-type="float">
            <text:p>11.711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5554285714" calcext:value-type="float">
            <text:p>11.6285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0895" calcext:value-type="float">
            <text:p>11.765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2227096774" calcext:value-type="float">
            <text:p>11.7862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9202580645" calcext:value-type="float">
            <text:p>11.762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25375" calcext:value-type="float">
            <text:p>11.5552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5576774194" calcext:value-type="float">
            <text:p>11.344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54482580645" calcext:value-type="float">
            <text:p>11.4154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29475" calcext:value-type="float">
            <text:p>11.502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5352" calcext:value-type="float">
            <text:p>11.6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61675" calcext:value-type="float">
            <text:p>12.173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8064" calcext:value-type="float">
            <text:p>12.21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163" calcext:value-type="float">
            <text:p>11.972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17" calcext:value-type="float">
            <text:p>11.64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36898064516" calcext:value-type="float">
            <text:p>11.5536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4366451613" calcext:value-type="float">
            <text:p>11.445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0487741936" calcext:value-type="float">
            <text:p>11.3040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88075" calcext:value-type="float">
            <text:p>11.2378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5664" calcext:value-type="float">
            <text:p>11.56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40925" calcext:value-type="float">
            <text:p>12.0374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4336516129" calcext:value-type="float">
            <text:p>12.254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82918709677" calcext:value-type="float">
            <text:p>12.708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7287272727" calcext:value-type="float">
            <text:p>13.11572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1494193548" calcext:value-type="float">
            <text:p>12.822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99058064516" calcext:value-type="float">
            <text:p>12.519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48997142857" calcext:value-type="float">
            <text:p>12.3148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3915" calcext:value-type="float">
            <text:p>12.276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90825" calcext:value-type="float">
            <text:p>12.2199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64328" calcext:value-type="float">
            <text:p>11.94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22325" calcext:value-type="float">
            <text:p>11.692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9576" calcext:value-type="float">
            <text:p>11.9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1060645161" calcext:value-type="float">
            <text:p>12.0451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2023483871" calcext:value-type="float">
            <text:p>11.962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73767272727" calcext:value-type="float">
            <text:p>12.0773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73576" calcext:value-type="float">
            <text:p>11.82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0317" calcext:value-type="float">
            <text:p>11.680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6033103448" calcext:value-type="float">
            <text:p>11.44860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451" calcext:value-type="float">
            <text:p>11.609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72378823529" calcext:value-type="float">
            <text:p>11.697237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64992" calcext:value-type="float">
            <text:p>11.76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572625" calcext:value-type="float">
            <text:p>11.525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9088" calcext:value-type="float">
            <text:p>11.56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69684571429" calcext:value-type="float">
            <text:p>11.906968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0670967742" calcext:value-type="float">
            <text:p>12.18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8616" calcext:value-type="float">
            <text:p>12.30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4304" calcext:value-type="float">
            <text:p>11.87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1836" calcext:value-type="float">
            <text:p>11.6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212137931" calcext:value-type="float">
            <text:p>11.4982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79581935484" calcext:value-type="float">
            <text:p>11.5379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5336774194" calcext:value-type="float">
            <text:p>11.533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5907096774" calcext:value-type="float">
            <text:p>11.682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4345" calcext:value-type="float">
            <text:p>11.477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284" calcext:value-type="float">
            <text:p>11.67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9184" calcext:value-type="float">
            <text:p>11.71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75835" calcext:value-type="float">
            <text:p>11.907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2552" calcext:value-type="float">
            <text:p>12.22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0758" calcext:value-type="float">
            <text:p>12.16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0256" calcext:value-type="float">
            <text:p>11.96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2722" calcext:value-type="float">
            <text:p>11.87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44637142857" calcext:value-type="float">
            <text:p>11.8744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0725" calcext:value-type="float">
            <text:p>12.01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22141935484" calcext:value-type="float">
            <text:p>12.06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5816" calcext:value-type="float">
            <text:p>12.09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89476" calcext:value-type="float">
            <text:p>11.84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47136" calcext:value-type="float">
            <text:p>11.75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63818181818" calcext:value-type="float">
            <text:p>11.806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7487" calcext:value-type="float">
            <text:p>11.897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2056" calcext:value-type="float">
            <text:p>12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774" calcext:value-type="float">
            <text:p>12.39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6090322581" calcext:value-type="float">
            <text:p>12.566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33009032258" calcext:value-type="float">
            <text:p>12.473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6453333333" calcext:value-type="float">
            <text:p>12.1906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48325" calcext:value-type="float">
            <text:p>11.994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1940645161" calcext:value-type="float">
            <text:p>11.987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3863225807" calcext:value-type="float">
            <text:p>11.8293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7274" calcext:value-type="float">
            <text:p>11.71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6528" calcext:value-type="float">
            <text:p>11.9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8872727273" calcext:value-type="float">
            <text:p>12.2598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48872" calcext:value-type="float">
            <text:p>12.5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80887272727" calcext:value-type="float">
            <text:p>12.94808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46712258065" calcext:value-type="float">
            <text:p>12.744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5716129032" calcext:value-type="float">
            <text:p>12.451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4811428571" calcext:value-type="float">
            <text:p>12.3404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1886451613" calcext:value-type="float">
            <text:p>12.128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397" calcext:value-type="float">
            <text:p>11.93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1943225807" calcext:value-type="float">
            <text:p>11.8171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40709677419" calcext:value-type="float">
            <text:p>11.924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1345" calcext:value-type="float">
            <text:p>12.1251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439375" calcext:value-type="float">
            <text:p>12.294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0434285714" calcext:value-type="float">
            <text:p>12.6120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299826087" calcext:value-type="float">
            <text:p>13.166299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30528" calcext:value-type="float">
            <text:p>12.84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8996129032" calcext:value-type="float">
            <text:p>12.4088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6307096774" calcext:value-type="float">
            <text:p>12.383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6962857143" calcext:value-type="float">
            <text:p>12.2656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28425" calcext:value-type="float">
            <text:p>12.5612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80722580645" calcext:value-type="float">
            <text:p>12.59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2124" calcext:value-type="float">
            <text:p>12.4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26605" calcext:value-type="float">
            <text:p>12.142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2975483871" calcext:value-type="float">
            <text:p>12.016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3275" calcext:value-type="float">
            <text:p>12.14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979675" calcext:value-type="float">
            <text:p>12.089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7976" calcext:value-type="float">
            <text:p>12.04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96938181818" calcext:value-type="float">
            <text:p>11.88969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44016" calcext:value-type="float">
            <text:p>11.54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363325" calcext:value-type="float">
            <text:p>11.5436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4417142857" calcext:value-type="float">
            <text:p>11.6984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3907096774" calcext:value-type="float">
            <text:p>11.987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636275" calcext:value-type="float">
            <text:p>12.046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83272" calcext:value-type="float">
            <text:p>12.16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5585" calcext:value-type="float">
            <text:p>11.707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50545" calcext:value-type="float">
            <text:p>11.485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69869090909" calcext:value-type="float">
            <text:p>11.63698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9094285714" calcext:value-type="float">
            <text:p>11.7939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78" calcext:value-type="float">
            <text:p>12.08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4882352941" calcext:value-type="float">
            <text:p>12.89348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91416" calcext:value-type="float">
            <text:p>12.6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47930322581" calcext:value-type="float">
            <text:p>12.5147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78846896552" calcext:value-type="float">
            <text:p>12.2678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3078709677" calcext:value-type="float">
            <text:p>12.074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60028387097" calcext:value-type="float">
            <text:p>11.846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5976" calcext:value-type="float">
            <text:p>11.58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30505" calcext:value-type="float">
            <text:p>11.453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5448" calcext:value-type="float">
            <text:p>11.44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57344" calcext:value-type="float">
            <text:p>11.8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28557419355" calcext:value-type="float">
            <text:p>12.352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7552" calcext:value-type="float">
            <text:p>12.92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1934117647" calcext:value-type="float">
            <text:p>12.79819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50352" calcext:value-type="float">
            <text:p>12.2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2763636364" calcext:value-type="float">
            <text:p>12.1402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61900689655" calcext:value-type="float">
            <text:p>12.1361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483" calcext:value-type="float">
            <text:p>12.246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7269677419" calcext:value-type="float">
            <text:p>12.2197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39664" calcext:value-type="float">
            <text:p>11.97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7375" calcext:value-type="float">
            <text:p>11.996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0327272727" calcext:value-type="float">
            <text:p>12.5000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7692903226" calcext:value-type="float">
            <text:p>12.914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35185454546" calcext:value-type="float">
            <text:p>13.07351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7677419355" calcext:value-type="float">
            <text:p>12.79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27875" calcext:value-type="float">
            <text:p>12.5172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2708965517" calcext:value-type="float">
            <text:p>12.1522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57075" calcext:value-type="float">
            <text:p>12.186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8596" calcext:value-type="float">
            <text:p>12.3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6905" calcext:value-type="float">
            <text:p>12.3826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4967272727" calcext:value-type="float">
            <text:p>12.1484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79416" calcext:value-type="float">
            <text:p>11.92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19135" calcext:value-type="float">
            <text:p>12.261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791675" calcext:value-type="float">
            <text:p>12.2879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07210322581" calcext:value-type="float">
            <text:p>12.700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0821818182" calcext:value-type="float">
            <text:p>12.73408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7458064516" calcext:value-type="float">
            <text:p>12.382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23854545454" calcext:value-type="float">
            <text:p>11.81238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20706206897" calcext:value-type="float">
            <text:p>11.52207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29127272727" calcext:value-type="float">
            <text:p>11.412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78475" calcext:value-type="float">
            <text:p>11.231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7056516129" calcext:value-type="float">
            <text:p>11.157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51010909091" calcext:value-type="float">
            <text:p>11.16510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4570322581" calcext:value-type="float">
            <text:p>11.350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75675" calcext:value-type="float">
            <text:p>11.3887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9525" calcext:value-type="float">
            <text:p>11.2776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1016774194" calcext:value-type="float">
            <text:p>11.5061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87015" calcext:value-type="float">
            <text:p>11.708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5927741936" calcext:value-type="float">
            <text:p>11.4655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39625" calcext:value-type="float">
            <text:p>11.5523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0543448276" calcext:value-type="float">
            <text:p>11.60205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1055" calcext:value-type="float">
            <text:p>11.512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0707096774" calcext:value-type="float">
            <text:p>11.332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9396363636" calcext:value-type="float">
            <text:p>11.0509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664125" calcext:value-type="float">
            <text:p>11.2266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29175" calcext:value-type="float">
            <text:p>11.8592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838675" calcext:value-type="float">
            <text:p>12.238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09698064516" calcext:value-type="float">
            <text:p>12.650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6032941177" calcext:value-type="float">
            <text:p>12.536603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6374193548" calcext:value-type="float">
            <text:p>12.15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529" calcext:value-type="float">
            <text:p>11.84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939" calcext:value-type="float">
            <text:p>11.576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74375" calcext:value-type="float">
            <text:p>11.665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75011612903" calcext:value-type="float">
            <text:p>11.6175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18738064516" calcext:value-type="float">
            <text:p>11.5018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37141818182" calcext:value-type="float">
            <text:p>11.31371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4867096774" calcext:value-type="float">
            <text:p>11.2314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9584516129" calcext:value-type="float">
            <text:p>11.367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39094193548" calcext:value-type="float">
            <text:p>11.6639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64328" calcext:value-type="float">
            <text:p>11.94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9767272727" calcext:value-type="float">
            <text:p>12.0519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4968" calcext:value-type="float">
            <text:p>11.56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8872258065" calcext:value-type="float">
            <text:p>11.424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70017142857" calcext:value-type="float">
            <text:p>11.6070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4910967742" calcext:value-type="float">
            <text:p>11.3894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76325" calcext:value-type="float">
            <text:p>11.537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5251612903" calcext:value-type="float">
            <text:p>11.80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28451612903" calcext:value-type="float">
            <text:p>11.702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5395" calcext:value-type="float">
            <text:p>11.555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90972903226" calcext:value-type="float">
            <text:p>11.729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5566451613" calcext:value-type="float">
            <text:p>12.024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3976" calcext:value-type="float">
            <text:p>12.78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2218181818" calcext:value-type="float">
            <text:p>13.0662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2456" calcext:value-type="float">
            <text:p>12.58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5311428571" calcext:value-type="float">
            <text:p>11.9785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6614193548" calcext:value-type="float">
            <text:p>11.965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45512258065" calcext:value-type="float">
            <text:p>11.7845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35176" calcext:value-type="float">
            <text:p>11.58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329475" calcext:value-type="float">
            <text:p>11.883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0120516129" calcext:value-type="float">
            <text:p>12.0501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8905454546" calcext:value-type="float">
            <text:p>12.87489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55738181818" calcext:value-type="float">
            <text:p>13.2155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59894193548" calcext:value-type="float">
            <text:p>13.0659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06567741936" calcext:value-type="float">
            <text:p>13.120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9156" calcext:value-type="float">
            <text:p>13.0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17824" calcext:value-type="float">
            <text:p>13.0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00997894737" calcext:value-type="float">
            <text:p>12.87009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6544" calcext:value-type="float">
            <text:p>12.65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93798709677" calcext:value-type="float">
            <text:p>12.2693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9318709677" calcext:value-type="float">
            <text:p>12.494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44625" calcext:value-type="float">
            <text:p>12.7144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68275" calcext:value-type="float">
            <text:p>13.082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19384" calcext:value-type="float">
            <text:p>13.78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98615" calcext:value-type="float">
            <text:p>13.369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1014193548" calcext:value-type="float">
            <text:p>12.8191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214025" calcext:value-type="float">
            <text:p>12.5521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3630344828" calcext:value-type="float">
            <text:p>12.0223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653325" calcext:value-type="float">
            <text:p>11.886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95367741936" calcext:value-type="float">
            <text:p>11.779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5248" calcext:value-type="float">
            <text:p>11.53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01325" calcext:value-type="float">
            <text:p>11.5360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94727741936" calcext:value-type="float">
            <text:p>12.0294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73875" calcext:value-type="float">
            <text:p>12.387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5956129032" calcext:value-type="float">
            <text:p>12.262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92289032258" calcext:value-type="float">
            <text:p>12.659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59325" calcext:value-type="float">
            <text:p>13.175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1738" calcext:value-type="float">
            <text:p>12.38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9186206897" calcext:value-type="float">
            <text:p>11.8299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9525" calcext:value-type="float">
            <text:p>11.887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159" calcext:value-type="float">
            <text:p>11.940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909" calcext:value-type="float">
            <text:p>11.844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270575" calcext:value-type="float">
            <text:p>11.7427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0010322581" calcext:value-type="float">
            <text:p>11.8930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4698181818" calcext:value-type="float">
            <text:p>12.25646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31315" calcext:value-type="float">
            <text:p>12.8631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93442580645" calcext:value-type="float">
            <text:p>12.869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7258181818" calcext:value-type="float">
            <text:p>12.14572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8629677419" calcext:value-type="float">
            <text:p>11.402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48237142857" calcext:value-type="float">
            <text:p>10.9448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3318709677" calcext:value-type="float">
            <text:p>11.123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61192258065" calcext:value-type="float">
            <text:p>11.3761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3968" calcext:value-type="float">
            <text:p>11.65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794075" calcext:value-type="float">
            <text:p>11.7179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06625" calcext:value-type="float">
            <text:p>11.5790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7985454546" calcext:value-type="float">
            <text:p>11.50379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47975" calcext:value-type="float">
            <text:p>11.714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480516129" calcext:value-type="float">
            <text:p>11.882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1374545455" calcext:value-type="float">
            <text:p>12.1141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8616774194" calcext:value-type="float">
            <text:p>12.252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459" calcext:value-type="float">
            <text:p>12.054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4131428571" calcext:value-type="float">
            <text:p>11.7964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52725" calcext:value-type="float">
            <text:p>11.838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2459354839" calcext:value-type="float">
            <text:p>11.7262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96125" calcext:value-type="float">
            <text:p>11.500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79225" calcext:value-type="float">
            <text:p>11.672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052125" calcext:value-type="float">
            <text:p>11.790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9922580645" calcext:value-type="float">
            <text:p>11.576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04925" calcext:value-type="float">
            <text:p>11.824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39410909091" calcext:value-type="float">
            <text:p>12.04394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7460645161" calcext:value-type="float">
            <text:p>11.450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87875" calcext:value-type="float">
            <text:p>11.6028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954" calcext:value-type="float">
            <text:p>11.5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05" calcext:value-type="float">
            <text:p>11.4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5265" calcext:value-type="float">
            <text:p>11.451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5060645161" calcext:value-type="float">
            <text:p>11.054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42936" calcext:value-type="float">
            <text:p>10.93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37898181818" calcext:value-type="float">
            <text:p>11.13378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199525" calcext:value-type="float">
            <text:p>11.391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18585" calcext:value-type="float">
            <text:p>11.821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1109565217" calcext:value-type="float">
            <text:p>12.15211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3284705882" calcext:value-type="float">
            <text:p>11.839328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7605" calcext:value-type="float">
            <text:p>11.418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33607741936" calcext:value-type="float">
            <text:p>11.1333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9075862069" calcext:value-type="float">
            <text:p>11.005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82055" calcext:value-type="float">
            <text:p>10.7882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49175" calcext:value-type="float">
            <text:p>10.792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7976774194" calcext:value-type="float">
            <text:p>10.9787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46975" calcext:value-type="float">
            <text:p>10.9974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502325" calcext:value-type="float">
            <text:p>11.235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6315" calcext:value-type="float">
            <text:p>11.529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94625" calcext:value-type="float">
            <text:p>11.7619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1963870968" calcext:value-type="float">
            <text:p>11.9811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09068387097" calcext:value-type="float">
            <text:p>12.2209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7315555556" calcext:value-type="float">
            <text:p>12.14673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40375" calcext:value-type="float">
            <text:p>11.612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7745714286" calcext:value-type="float">
            <text:p>11.5857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928175" calcext:value-type="float">
            <text:p>11.779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4785" calcext:value-type="float">
            <text:p>11.8294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5027096774" calcext:value-type="float">
            <text:p>11.740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137725" calcext:value-type="float">
            <text:p>11.781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7370322581" calcext:value-type="float">
            <text:p>12.066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6935" calcext:value-type="float">
            <text:p>12.406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544025" calcext:value-type="float">
            <text:p>12.2854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83790967742" calcext:value-type="float">
            <text:p>12.3983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275" calcext:value-type="float">
            <text:p>12.1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4490322581" calcext:value-type="float">
            <text:p>11.28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187875" calcext:value-type="float">
            <text:p>11.2218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87420689655" calcext:value-type="float">
            <text:p>11.2187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276225" calcext:value-type="float">
            <text:p>11.4327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3162" calcext:value-type="float">
            <text:p>11.58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43721290323" calcext:value-type="float">
            <text:p>11.654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04675" calcext:value-type="float">
            <text:p>11.4230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31625" calcext:value-type="float">
            <text:p>11.6743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73475" calcext:value-type="float">
            <text:p>11.974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83525" calcext:value-type="float">
            <text:p>12.0168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4335483871" calcext:value-type="float">
            <text:p>12.34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088825" calcext:value-type="float">
            <text:p>12.4408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7602580645" calcext:value-type="float">
            <text:p>12.006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4622" calcext:value-type="float">
            <text:p>11.83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40632" calcext:value-type="float">
            <text:p>11.83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72725" calcext:value-type="float">
            <text:p>11.914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614225" calcext:value-type="float">
            <text:p>11.806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0008" calcext:value-type="float">
            <text:p>11.53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5592727273" calcext:value-type="float">
            <text:p>11.28655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59055" calcext:value-type="float">
            <text:p>11.4359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7165" calcext:value-type="float">
            <text:p>11.447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50645" calcext:value-type="float">
            <text:p>11.565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82568" calcext:value-type="float">
            <text:p>11.80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37381818182" calcext:value-type="float">
            <text:p>12.0137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6335483871" calcext:value-type="float">
            <text:p>12.03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1426" calcext:value-type="float">
            <text:p>12.17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2157142857" calcext:value-type="float">
            <text:p>12.1762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94007272727" calcext:value-type="float">
            <text:p>12.2694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2423225807" calcext:value-type="float">
            <text:p>12.2012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9569032258" calcext:value-type="float">
            <text:p>12.006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42038709677" calcext:value-type="float">
            <text:p>12.004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9925" calcext:value-type="float">
            <text:p>12.1859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481" calcext:value-type="float">
            <text:p>12.230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6035" calcext:value-type="float">
            <text:p>12.448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37398709677" calcext:value-type="float">
            <text:p>12.863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868" calcext:value-type="float">
            <text:p>13.0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4225" calcext:value-type="float">
            <text:p>12.524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37375" calcext:value-type="float">
            <text:p>12.1343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9208275862" calcext:value-type="float">
            <text:p>12.07092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37775" calcext:value-type="float">
            <text:p>12.1663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3223225807" calcext:value-type="float">
            <text:p>12.079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3734193548" calcext:value-type="float">
            <text:p>11.947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5104516129" calcext:value-type="float">
            <text:p>11.974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523" calcext:value-type="float">
            <text:p>12.185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66045" calcext:value-type="float">
            <text:p>12.4566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605925" calcext:value-type="float">
            <text:p>12.6660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7612903226" calcext:value-type="float">
            <text:p>12.850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55" calcext:value-type="float">
            <text:p>12.6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3912258065" calcext:value-type="float">
            <text:p>12.409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266925" calcext:value-type="float">
            <text:p>12.2126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5951428571" calcext:value-type="float">
            <text:p>12.1095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6608" calcext:value-type="float">
            <text:p>11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062" calcext:value-type="float">
            <text:p>11.92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33881290323" calcext:value-type="float">
            <text:p>12.163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17675" calcext:value-type="float">
            <text:p>12.082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0983225806" calcext:value-type="float">
            <text:p>11.8110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11375" calcext:value-type="float">
            <text:p>11.959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9665" calcext:value-type="float">
            <text:p>12.304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3808" calcext:value-type="float">
            <text:p>12.4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2251764706" calcext:value-type="float">
            <text:p>12.44722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26584" calcext:value-type="float">
            <text:p>11.92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9090909091" calcext:value-type="float">
            <text:p>11.533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3544827586" calcext:value-type="float">
            <text:p>11.612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13890909091" calcext:value-type="float">
            <text:p>11.6913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4443870968" calcext:value-type="float">
            <text:p>11.679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977" calcext:value-type="float">
            <text:p>12.007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6785" calcext:value-type="float">
            <text:p>12.286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68275" calcext:value-type="float">
            <text:p>12.320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6358709677" calcext:value-type="float">
            <text:p>12.412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341" calcext:value-type="float">
            <text:p>12.634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35225" calcext:value-type="float">
            <text:p>12.3433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08525" calcext:value-type="float">
            <text:p>11.7310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6601290323" calcext:value-type="float">
            <text:p>11.672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0712" calcext:value-type="float">
            <text:p>11.77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08625" calcext:value-type="float">
            <text:p>11.739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39275" calcext:value-type="float">
            <text:p>11.905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65752" calcext:value-type="float">
            <text:p>11.86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359175" calcext:value-type="float">
            <text:p>11.9735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523" calcext:value-type="float">
            <text:p>11.804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6903225807" calcext:value-type="float">
            <text:p>11.97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4269090909" calcext:value-type="float">
            <text:p>12.23642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75571612903" calcext:value-type="float">
            <text:p>12.8275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62525" calcext:value-type="float">
            <text:p>13.003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9236129032" calcext:value-type="float">
            <text:p>12.2199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53815" calcext:value-type="float">
            <text:p>11.8153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02513103448" calcext:value-type="float">
            <text:p>11.6802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92625" calcext:value-type="float">
            <text:p>11.6019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30152727273" calcext:value-type="float">
            <text:p>11.63301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8976" calcext:value-type="float">
            <text:p>11.4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362575" calcext:value-type="float">
            <text:p>11.483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8683870968" calcext:value-type="float">
            <text:p>11.642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30425" calcext:value-type="float">
            <text:p>11.9593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83272258065" calcext:value-type="float">
            <text:p>12.2783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37169032258" calcext:value-type="float">
            <text:p>12.753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6789677419" calcext:value-type="float">
            <text:p>12.5976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5403870968" calcext:value-type="float">
            <text:p>12.4475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3752727273" calcext:value-type="float">
            <text:p>12.60837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3637142857" calcext:value-type="float">
            <text:p>12.2173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62325" calcext:value-type="float">
            <text:p>11.76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96625" calcext:value-type="float">
            <text:p>11.5409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4443870968" calcext:value-type="float">
            <text:p>11.679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582275" calcext:value-type="float">
            <text:p>11.5358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9726451613" calcext:value-type="float">
            <text:p>11.542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164925" calcext:value-type="float">
            <text:p>11.671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58615" calcext:value-type="float">
            <text:p>11.845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81076129032" calcext:value-type="float">
            <text:p>12.168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6755" calcext:value-type="float">
            <text:p>12.262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0113548387" calcext:value-type="float">
            <text:p>11.5700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46211612903" calcext:value-type="float">
            <text:p>11.434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156" calcext:value-type="float">
            <text:p>11.40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03675" calcext:value-type="float">
            <text:p>11.3430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23" calcext:value-type="float">
            <text:p>11.36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71504" calcext:value-type="float">
            <text:p>11.28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35305" calcext:value-type="float">
            <text:p>11.4835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3995" calcext:value-type="float">
            <text:p>11.578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2625454545" calcext:value-type="float">
            <text:p>11.78726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9185" calcext:value-type="float">
            <text:p>11.9209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4890322581" calcext:value-type="float">
            <text:p>11.98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66575" calcext:value-type="float">
            <text:p>11.8036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15563870968" calcext:value-type="float">
            <text:p>11.0515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394925" calcext:value-type="float">
            <text:p>11.0239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5257931035" calcext:value-type="float">
            <text:p>11.22252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24075" calcext:value-type="float">
            <text:p>11.451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65975" calcext:value-type="float">
            <text:p>11.374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4281290323" calcext:value-type="float">
            <text:p>11.340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98525" calcext:value-type="float">
            <text:p>11.311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85540645161" calcext:value-type="float">
            <text:p>11.438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9587096774" calcext:value-type="float">
            <text:p>11.578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223075" calcext:value-type="float">
            <text:p>11.752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10675" calcext:value-type="float">
            <text:p>11.9031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08325" calcext:value-type="float">
            <text:p>12.0960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04676129032" calcext:value-type="float">
            <text:p>12.000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8045" calcext:value-type="float">
            <text:p>12.151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8405" calcext:value-type="float">
            <text:p>12.4398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78625" calcext:value-type="float">
            <text:p>12.386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1896" calcext:value-type="float">
            <text:p>12.13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0101818182" calcext:value-type="float">
            <text:p>12.15801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9878709677" calcext:value-type="float">
            <text:p>12.180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54575" calcext:value-type="float">
            <text:p>12.748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5399483871" calcext:value-type="float">
            <text:p>13.0653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32998709677" calcext:value-type="float">
            <text:p>13.1532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60094545455" calcext:value-type="float">
            <text:p>13.3760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922875" calcext:value-type="float">
            <text:p>12.8792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791425" calcext:value-type="float">
            <text:p>12.2679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67144827586" calcext:value-type="float">
            <text:p>12.206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431" calcext:value-type="float">
            <text:p>12.211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235" calcext:value-type="float">
            <text:p>12.16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2869677419" calcext:value-type="float">
            <text:p>12.5092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671" calcext:value-type="float">
            <text:p>12.226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14681290323" calcext:value-type="float">
            <text:p>12.041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87148387097" calcext:value-type="float">
            <text:p>12.20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5741935484" calcext:value-type="float">
            <text:p>12.27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23656" calcext:value-type="float">
            <text:p>12.27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7475" calcext:value-type="float">
            <text:p>12.076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8648" calcext:value-type="float">
            <text:p>11.7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95891612903" calcext:value-type="float">
            <text:p>11.559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7656774194" calcext:value-type="float">
            <text:p>11.484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85597419355" calcext:value-type="float">
            <text:p>11.508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5236129032" calcext:value-type="float">
            <text:p>11.305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1684" calcext:value-type="float">
            <text:p>11.44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3349677419" calcext:value-type="float">
            <text:p>11.7503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40652903226" calcext:value-type="float">
            <text:p>11.854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35296" calcext:value-type="float">
            <text:p>11.9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951" calcext:value-type="float">
            <text:p>12.180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5144" calcext:value-type="float">
            <text:p>12.42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5185714286" calcext:value-type="float">
            <text:p>11.4425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9251612903" calcext:value-type="float">
            <text:p>11.580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92531612903" calcext:value-type="float">
            <text:p>11.919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82496" calcext:value-type="float">
            <text:p>11.5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57950967742" calcext:value-type="float">
            <text:p>11.535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1930322581" calcext:value-type="float">
            <text:p>11.524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6616516129" calcext:value-type="float">
            <text:p>11.446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7282580645" calcext:value-type="float">
            <text:p>11.7507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0552" calcext:value-type="float">
            <text:p>12.15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0072" calcext:value-type="float">
            <text:p>12.14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53042857143" calcext:value-type="float">
            <text:p>11.4153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93174193548" calcext:value-type="float">
            <text:p>11.499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69517419355" calcext:value-type="float">
            <text:p>11.596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2416" calcext:value-type="float">
            <text:p>11.78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24575483871" calcext:value-type="float">
            <text:p>11.772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0978064516" calcext:value-type="float">
            <text:p>11.7700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40069677419" calcext:value-type="float">
            <text:p>12.1740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3269677419" calcext:value-type="float">
            <text:p>12.4483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8056" calcext:value-type="float">
            <text:p>12.6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79115" calcext:value-type="float">
            <text:p>13.007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3128" calcext:value-type="float">
            <text:p>12.63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6807741936" calcext:value-type="float">
            <text:p>11.788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01537142857" calcext:value-type="float">
            <text:p>11.6801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8663225807" calcext:value-type="float">
            <text:p>11.4788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2196129032" calcext:value-type="float">
            <text:p>11.5402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3072" calcext:value-type="float">
            <text:p>11.62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2273548387" calcext:value-type="float">
            <text:p>11.3932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7976" calcext:value-type="float">
            <text:p>11.41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6590967742" calcext:value-type="float">
            <text:p>11.590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8105806452" calcext:value-type="float">
            <text:p>11.622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8864" calcext:value-type="float">
            <text:p>11.84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96825" calcext:value-type="float">
            <text:p>12.69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7056" calcext:value-type="float">
            <text:p>12.7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74190967742" calcext:value-type="float">
            <text:p>12.337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22231724138" calcext:value-type="float">
            <text:p>12.3222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7504516129" calcext:value-type="float">
            <text:p>11.989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847483871" calcext:value-type="float">
            <text:p>11.6968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6096" calcext:value-type="float">
            <text:p>11.30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9383225807" calcext:value-type="float">
            <text:p>11.2929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1930322581" calcext:value-type="float">
            <text:p>11.524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65814193548" calcext:value-type="float">
            <text:p>11.7065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28104" calcext:value-type="float">
            <text:p>12.1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72392258065" calcext:value-type="float">
            <text:p>12.7172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82832" calcext:value-type="float">
            <text:p>12.57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6289032258" calcext:value-type="float">
            <text:p>12.049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2808571429" calcext:value-type="float">
            <text:p>12.0442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74082580645" calcext:value-type="float">
            <text:p>11.8574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4557419355" calcext:value-type="float">
            <text:p>11.8194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09368" calcext:value-type="float">
            <text:p>11.66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0123870968" calcext:value-type="float">
            <text:p>11.2710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62208" calcext:value-type="float">
            <text:p>11.26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9336774193" calcext:value-type="float">
            <text:p>11.30493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1801290323" calcext:value-type="float">
            <text:p>11.642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5492" calcext:value-type="float">
            <text:p>12.44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6289032258" calcext:value-type="float">
            <text:p>12.811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08664" calcext:value-type="float">
            <text:p>12.5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6423225807" calcext:value-type="float">
            <text:p>12.3536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7102857143" calcext:value-type="float">
            <text:p>11.9967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4872258065" calcext:value-type="float">
            <text:p>11.653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2126451613" calcext:value-type="float">
            <text:p>11.558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4368" calcext:value-type="float">
            <text:p>11.21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00642580645" calcext:value-type="float">
            <text:p>11.0100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88168" calcext:value-type="float">
            <text:p>11.20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54598709677" calcext:value-type="float">
            <text:p>11.3854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4126451613" calcext:value-type="float">
            <text:p>11.634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7208" calcext:value-type="float">
            <text:p>11.96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79747096774" calcext:value-type="float">
            <text:p>12.087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388" calcext:value-type="float">
            <text:p>11.4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1318709677" calcext:value-type="float">
            <text:p>11.4281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00442857143" calcext:value-type="float">
            <text:p>11.2400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96472258065" calcext:value-type="float">
            <text:p>11.4096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7326451613" calcext:value-type="float">
            <text:p>11.527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90392" calcext:value-type="float">
            <text:p>11.76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8596129032" calcext:value-type="float">
            <text:p>11.7078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7512" calcext:value-type="float">
            <text:p>11.4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9886451613" calcext:value-type="float">
            <text:p>11.6709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9321290323" calcext:value-type="float">
            <text:p>11.562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2156" calcext:value-type="float">
            <text:p>11.66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4526451613" calcext:value-type="float">
            <text:p>11.954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2584" calcext:value-type="float">
            <text:p>12.02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97741935484" calcext:value-type="float">
            <text:p>11.589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33026206897" calcext:value-type="float">
            <text:p>11.47330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8487741936" calcext:value-type="float">
            <text:p>11.608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05899354839" calcext:value-type="float">
            <text:p>11.430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09022222222" calcext:value-type="float">
            <text:p>11.3109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20277894737" calcext:value-type="float">
            <text:p>11.532027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9424" calcext:value-type="float">
            <text:p>11.52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04797419355" calcext:value-type="float">
            <text:p>11.630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00224516129" calcext:value-type="float">
            <text:p>11.880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0072" calcext:value-type="float">
            <text:p>12.40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69731612903" calcext:value-type="float">
            <text:p>12.726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3728" calcext:value-type="float">
            <text:p>12.22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6170322581" calcext:value-type="float">
            <text:p>11.868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5608571429" calcext:value-type="float">
            <text:p>11.9985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6614193548" calcext:value-type="float">
            <text:p>11.965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3006451613" calcext:value-type="float">
            <text:p>11.88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7616" calcext:value-type="float">
            <text:p>11.24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3427096774" calcext:value-type="float">
            <text:p>11.222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8248" calcext:value-type="float">
            <text:p>11.3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90861935484" calcext:value-type="float">
            <text:p>11.419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0738064516" calcext:value-type="float">
            <text:p>11.578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44848" calcext:value-type="float">
            <text:p>11.85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92412903226" calcext:value-type="float">
            <text:p>12.11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59168" calcext:value-type="float">
            <text:p>10.86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3470967742" calcext:value-type="float">
            <text:p>10.618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23" calcext:value-type="float">
            <text:p>10.6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4128" calcext:value-type="float">
            <text:p>10.64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1612903226" calcext:value-type="float">
            <text:p>10.71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4968" calcext:value-type="float">
            <text:p>11.0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0308965517" calcext:value-type="float">
            <text:p>11.37503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4430967742" calcext:value-type="float">
            <text:p>11.7674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1832" calcext:value-type="float">
            <text:p>11.5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4456774194" calcext:value-type="float">
            <text:p>11.591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63504" calcext:value-type="float">
            <text:p>11.23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3821935484" calcext:value-type="float">
            <text:p>11.120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7177142857" calcext:value-type="float">
            <text:p>11.2397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4438709677" calcext:value-type="float">
            <text:p>11.257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1883870968" calcext:value-type="float">
            <text:p>11.155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3392" calcext:value-type="float">
            <text:p>10.8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2343225807" calcext:value-type="float">
            <text:p>10.9942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6664" calcext:value-type="float">
            <text:p>11.22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8336" calcext:value-type="float">
            <text:p>11.3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2556137931" calcext:value-type="float">
            <text:p>11.20255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4896" calcext:value-type="float">
            <text:p>11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1602758621" calcext:value-type="float">
            <text:p>12.5021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5116" calcext:value-type="float">
            <text:p>12.48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73331612903" calcext:value-type="float">
            <text:p>11.7973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1293793104" calcext:value-type="float">
            <text:p>11.79512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5398709677" calcext:value-type="float">
            <text:p>11.644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4309677419" calcext:value-type="float">
            <text:p>11.75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736" calcext:value-type="float">
            <text:p>11.3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7762580645" calcext:value-type="float">
            <text:p>10.991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8868" calcext:value-type="float">
            <text:p>11.00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5429677419" calcext:value-type="float">
            <text:p>11.128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800576" calcext:value-type="float">
            <text:p>11.59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46896" calcext:value-type="float">
            <text:p>12.32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10681290323" calcext:value-type="float">
            <text:p>12.651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9568" calcext:value-type="float">
            <text:p>12.0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80049032258" calcext:value-type="float">
            <text:p>11.248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1734193548" calcext:value-type="float">
            <text:p>11.109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2505806452" calcext:value-type="float">
            <text:p>10.952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276" calcext:value-type="float">
            <text:p>10.71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0818064516" calcext:value-type="float">
            <text:p>10.4990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2776" calcext:value-type="float">
            <text:p>10.6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5703225807" calcext:value-type="float">
            <text:p>10.634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37950967742" calcext:value-type="float">
            <text:p>10.773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644" calcext:value-type="float">
            <text:p>10.99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4534193548" calcext:value-type="float">
            <text:p>11.444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8492" calcext:value-type="float">
            <text:p>11.04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0660645161" calcext:value-type="float">
            <text:p>10.582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3162857143" calcext:value-type="float">
            <text:p>10.7493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6221935484" calcext:value-type="float">
            <text:p>10.7546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93068387097" calcext:value-type="float">
            <text:p>10.849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9288" calcext:value-type="float">
            <text:p>10.7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6278709677" calcext:value-type="float">
            <text:p>10.824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29496" calcext:value-type="float">
            <text:p>11.1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28923870968" calcext:value-type="float">
            <text:p>11.072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8688" calcext:value-type="float">
            <text:p>11.3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2272" calcext:value-type="float">
            <text:p>12.00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7579354839" calcext:value-type="float">
            <text:p>12.0127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58248" calcext:value-type="float">
            <text:p>11.14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08049032258" calcext:value-type="float">
            <text:p>10.790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67202758621" calcext:value-type="float">
            <text:p>10.88672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55056551724" calcext:value-type="float">
            <text:p>10.78550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75083870968" calcext:value-type="float">
            <text:p>10.667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6776" calcext:value-type="float">
            <text:p>10.57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6949677419" calcext:value-type="float">
            <text:p>10.439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8016" calcext:value-type="float">
            <text:p>10.55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0363870968" calcext:value-type="float">
            <text:p>11.082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6756129032" calcext:value-type="float">
            <text:p>11.3786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3408" calcext:value-type="float">
            <text:p>11.46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76637419355" calcext:value-type="float">
            <text:p>11.197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20352" calcext:value-type="float">
            <text:p>11.1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84221935484" calcext:value-type="float">
            <text:p>10.678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9249655172" calcext:value-type="float">
            <text:p>10.4749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36449032258" calcext:value-type="float">
            <text:p>10.653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9558709677" calcext:value-type="float">
            <text:p>10.7819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81216" calcext:value-type="float">
            <text:p>10.82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04289032258" calcext:value-type="float">
            <text:p>10.830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66528" calcext:value-type="float">
            <text:p>11.1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3102222222" calcext:value-type="float">
            <text:p>11.2733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072516129" calcext:value-type="float">
            <text:p>11.285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4272" calcext:value-type="float">
            <text:p>11.5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22028387097" calcext:value-type="float">
            <text:p>11.922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21464" calcext:value-type="float">
            <text:p>11.3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20541935484" calcext:value-type="float">
            <text:p>10.78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2625714286" calcext:value-type="float">
            <text:p>10.91826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1734193548" calcext:value-type="float">
            <text:p>11.109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74500645161" calcext:value-type="float">
            <text:p>10.9874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7992" calcext:value-type="float">
            <text:p>10.86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2828387097" calcext:value-type="float">
            <text:p>10.6572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5244" calcext:value-type="float">
            <text:p>10.7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4766451613" calcext:value-type="float">
            <text:p>11.003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9981538462" calcext:value-type="float">
            <text:p>11.29799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003" calcext:value-type="float">
            <text:p>11.835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6743225807" calcext:value-type="float">
            <text:p>11.8476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56896" calcext:value-type="float">
            <text:p>11.43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4162580645" calcext:value-type="float">
            <text:p>11.5404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76445714286" calcext:value-type="float">
            <text:p>11.3076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00002580645" calcext:value-type="float">
            <text:p>11.260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5718709677" calcext:value-type="float">
            <text:p>11.138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6256" calcext:value-type="float">
            <text:p>10.7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1063225807" calcext:value-type="float">
            <text:p>10.7321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6176" calcext:value-type="float">
            <text:p>10.7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48415483871" calcext:value-type="float">
            <text:p>11.034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49690322581" calcext:value-type="float">
            <text:p>10.874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69192" calcext:value-type="float">
            <text:p>11.31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8521290323" calcext:value-type="float">
            <text:p>11.303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3032" calcext:value-type="float">
            <text:p>10.70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024516129" calcext:value-type="float">
            <text:p>10.520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79351428571" calcext:value-type="float">
            <text:p>10.2579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85094193548" calcext:value-type="float">
            <text:p>10.368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9509677419" calcext:value-type="float">
            <text:p>10.20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21064" calcext:value-type="float">
            <text:p>9.7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79870967742" calcext:value-type="float">
            <text:p>9.536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67904" calcext:value-type="float">
            <text:p>9.6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661883870968" calcext:value-type="float">
            <text:p>9.9166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69481290323" calcext:value-type="float">
            <text:p>10.166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6784" calcext:value-type="float">
            <text:p>10.55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4572903226" calcext:value-type="float">
            <text:p>10.418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06456" calcext:value-type="float">
            <text:p>9.94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341081040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934539130435" calcext:value-type="float">
            <text:p>9.969345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0" meta:object-count="0"/>
    <meta:user-defined meta:name="AppVersion">3.0</meta:user-defined>
  </office:meta>
</office:document-meta>
</file>